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New" svg:font-family="'Courier New'"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style:font-name="Droid Sans Mono" fo:font-size="10pt" officeooo:rsid="0016f6b3" officeooo:paragraph-rsid="0016f6b3" style:font-size-asian="10pt" style:font-size-complex="10pt"/>
    </style:style>
    <style:style style:name="P2" style:family="paragraph" style:parent-style-name="Standard">
      <style:paragraph-properties fo:text-align="justify" style:justify-single-word="false"/>
      <style:text-properties style:font-name="Droid Sans Mono" fo:font-size="10pt" officeooo:rsid="00172615" officeooo:paragraph-rsid="00172615" style:font-size-asian="10pt" style:font-size-complex="10pt"/>
    </style:style>
    <style:style style:name="P3" style:family="paragraph" style:parent-style-name="Standard">
      <style:paragraph-properties fo:text-align="justify" style:justify-single-word="false"/>
      <style:text-properties style:font-name="Droid Sans Mono" fo:font-size="10pt" officeooo:rsid="001b81a0" officeooo:paragraph-rsid="00266aaa" style:font-size-asian="10pt" style:font-size-complex="10pt"/>
    </style:style>
    <style:style style:name="P4" style:family="paragraph" style:parent-style-name="Standard">
      <style:paragraph-properties fo:text-align="justify" style:justify-single-word="false"/>
      <style:text-properties style:font-name="Droid Sans Mono" fo:font-size="10pt" officeooo:rsid="001b81a0" officeooo:paragraph-rsid="00285bd6" style:font-size-asian="10pt" style:font-size-complex="10pt"/>
    </style:style>
    <style:style style:name="P5" style:family="paragraph" style:parent-style-name="Standard">
      <style:paragraph-properties fo:text-align="justify" style:justify-single-word="false"/>
      <style:text-properties style:font-name="Droid Sans Mono" fo:font-size="10pt" officeooo:rsid="002b546d" officeooo:paragraph-rsid="002b546d" style:font-size-asian="10pt" style:font-size-complex="10pt"/>
    </style:style>
    <style:style style:name="P6" style:family="paragraph" style:parent-style-name="Standard">
      <style:paragraph-properties fo:text-align="justify" style:justify-single-word="false"/>
      <style:text-properties style:font-name="Droid Sans Mono" fo:font-size="10pt" officeooo:rsid="001d1368" officeooo:paragraph-rsid="00285bd6" style:font-size-asian="10pt" style:font-size-complex="10pt"/>
    </style:style>
    <style:style style:name="P7" style:family="paragraph" style:parent-style-name="Standard">
      <style:paragraph-properties fo:text-align="justify" style:justify-single-word="false"/>
      <style:text-properties style:font-name="Droid Sans Mono" fo:font-size="10pt" officeooo:rsid="002e6183" officeooo:paragraph-rsid="002e6183" style:font-size-asian="10pt" style:font-size-complex="10pt"/>
    </style:style>
    <style:style style:name="P8" style:family="paragraph" style:parent-style-name="Standard">
      <style:paragraph-properties fo:text-align="justify" style:justify-single-word="false"/>
      <style:text-properties style:font-name="Droid Sans Mono" fo:font-size="10pt" officeooo:rsid="0032f7c8" officeooo:paragraph-rsid="0033aece" style:font-size-asian="10pt" style:font-size-complex="10pt"/>
    </style:style>
    <style:style style:name="P9" style:family="paragraph" style:parent-style-name="Standard">
      <style:paragraph-properties fo:text-align="justify" style:justify-single-word="false"/>
      <style:text-properties style:font-name="Droid Sans Mono" fo:font-size="10pt" officeooo:paragraph-rsid="003a7b72" style:font-size-asian="10pt" style:font-size-complex="10pt"/>
    </style:style>
    <style:style style:name="P10" style:family="paragraph" style:parent-style-name="Standard">
      <style:paragraph-properties fo:text-align="justify" style:justify-single-word="false"/>
      <style:text-properties style:font-name="Droid Sans Mono" fo:font-size="10pt" officeooo:paragraph-rsid="00476551" style:font-size-asian="10pt" style:font-size-complex="10pt"/>
    </style:style>
    <style:style style:name="P11" style:family="paragraph" style:parent-style-name="Standard">
      <style:text-properties style:font-name="Droid Sans Mono" fo:font-size="10pt" officeooo:rsid="003d7363" style:font-size-asian="10pt" style:font-size-complex="10pt"/>
    </style:style>
    <style:style style:name="P12" style:family="paragraph" style:parent-style-name="Standard">
      <style:paragraph-properties fo:text-align="justify" style:justify-single-word="false"/>
      <style:text-properties style:font-name="Droid Sans Mono" fo:font-size="10pt" officeooo:rsid="003d7363" officeooo:paragraph-rsid="003d7363" style:font-size-asian="10pt" style:font-size-complex="10pt"/>
    </style:style>
    <style:style style:name="P13" style:family="paragraph" style:parent-style-name="Standard">
      <style:paragraph-properties fo:text-align="justify" style:justify-single-word="false"/>
      <style:text-properties style:font-name="Droid Sans Mono" fo:font-size="10pt" officeooo:rsid="003f5250" officeooo:paragraph-rsid="00407833" style:font-size-asian="10pt" style:font-size-complex="10pt"/>
    </style:style>
    <style:style style:name="P14" style:family="paragraph" style:parent-style-name="Standard">
      <style:paragraph-properties fo:text-align="justify" style:justify-single-word="false"/>
      <style:text-properties style:font-name="Droid Sans Mono" fo:font-size="10pt" officeooo:rsid="0042704f" officeooo:paragraph-rsid="0042704f" style:font-size-asian="10pt" style:font-size-complex="10pt"/>
    </style:style>
    <style:style style:name="P15" style:family="paragraph" style:parent-style-name="Standard">
      <style:paragraph-properties fo:text-align="justify" style:justify-single-word="false"/>
      <style:text-properties style:font-name="Droid Sans Mono" fo:font-size="10pt" officeooo:rsid="00437f91" officeooo:paragraph-rsid="00437f91" style:font-size-asian="10pt" style:font-size-complex="10pt"/>
    </style:style>
    <style:style style:name="P16" style:family="paragraph" style:parent-style-name="Standard">
      <style:paragraph-properties fo:text-align="justify" style:justify-single-word="false"/>
      <style:text-properties style:font-name="Droid Sans Mono" fo:font-size="10pt" officeooo:rsid="004560df" officeooo:paragraph-rsid="004560df" style:font-size-asian="10pt" style:font-size-complex="10pt"/>
    </style:style>
    <style:style style:name="P17" style:family="paragraph" style:parent-style-name="Standard">
      <style:paragraph-properties fo:text-align="justify" style:justify-single-word="false"/>
      <style:text-properties style:font-name="Droid Sans Mono" fo:font-size="10pt" officeooo:rsid="004940fc" officeooo:paragraph-rsid="004940fc" style:font-size-asian="10pt" style:font-size-complex="10pt"/>
    </style:style>
    <style:style style:name="P18" style:family="paragraph" style:parent-style-name="Standard">
      <style:paragraph-properties fo:text-align="justify" style:justify-single-word="false"/>
      <style:text-properties style:font-name="Droid Sans Mono" fo:font-size="10pt" officeooo:rsid="003a7b72" officeooo:paragraph-rsid="00476551" style:font-size-asian="10pt" style:font-size-complex="10pt"/>
    </style:style>
    <style:style style:name="P19" style:family="paragraph" style:parent-style-name="Standard">
      <style:text-properties style:font-name="Droid Sans Mono" fo:font-size="10pt" style:font-size-asian="8.75pt" style:font-size-complex="10pt"/>
    </style:style>
    <style:style style:name="P20" style:family="paragraph" style:parent-style-name="Standard">
      <style:paragraph-properties fo:text-align="justify" style:justify-single-word="false"/>
      <style:text-properties style:font-name="Droid Sans Mono" fo:font-size="10pt" officeooo:rsid="0047001d" officeooo:paragraph-rsid="00470192" style:font-size-asian="8.75pt" style:font-size-complex="10pt"/>
    </style:style>
    <style:style style:name="P21" style:family="paragraph" style:parent-style-name="Standard">
      <style:paragraph-properties fo:text-align="justify" style:justify-single-word="false"/>
      <style:text-properties style:font-name="Droid Sans Mono" fo:font-size="10pt" officeooo:rsid="004940fc" officeooo:paragraph-rsid="004940fc" style:font-size-asian="8.75pt" style:font-size-complex="10pt"/>
    </style:style>
    <style:style style:name="P22" style:family="paragraph" style:parent-style-name="Standard">
      <style:paragraph-properties fo:text-align="justify" style:justify-single-word="false"/>
      <style:text-properties style:font-name="Liberation Mono" fo:font-size="10pt" officeooo:rsid="000b6a74" officeooo:paragraph-rsid="0033aece" style:font-size-asian="10pt" style:font-size-complex="10pt"/>
    </style:style>
    <style:style style:name="P23" style:family="paragraph" style:parent-style-name="Standard">
      <style:paragraph-properties fo:text-align="justify" style:justify-single-word="false"/>
    </style:style>
    <style:style style:name="P24" style:family="paragraph" style:parent-style-name="Standard">
      <style:paragraph-properties fo:text-align="justify" style:justify-single-word="false"/>
      <style:text-properties officeooo:paragraph-rsid="00407833"/>
    </style:style>
    <style:style style:name="P25" style:family="paragraph" style:parent-style-name="Standard">
      <style:text-properties style:font-name="Courier New" fo:font-size="10pt" style:font-size-asian="10pt" style:font-size-complex="10pt"/>
    </style:style>
    <style:style style:name="P26" style:family="paragraph" style:parent-style-name="Standard">
      <style:text-properties style:font-name="Courier New" fo:font-size="10pt" officeooo:rsid="004560df" officeooo:paragraph-rsid="004560df" style:font-size-asian="10pt" style:font-size-complex="10pt"/>
    </style:style>
    <style:style style:name="P27" style:family="paragraph" style:parent-style-name="Text_20_body">
      <style:text-properties style:font-name="Droid Sans Mono" fo:font-size="10pt" style:font-size-asian="10pt" style:font-size-complex="10pt"/>
    </style:style>
    <style:style style:name="P28" style:family="paragraph" style:parent-style-name="Standard" style:list-style-name="L1">
      <style:paragraph-properties fo:text-align="justify" style:justify-single-word="false"/>
      <style:text-properties style:font-name="Droid Sans Mono" fo:font-size="10pt" officeooo:rsid="0016f6b3" officeooo:paragraph-rsid="0016f6b3" style:font-size-asian="10pt" style:font-size-complex="10pt"/>
    </style:style>
    <style:style style:name="P29" style:family="paragraph" style:parent-style-name="Standard" style:list-style-name="L2">
      <style:paragraph-properties fo:text-align="justify" style:justify-single-word="false"/>
      <style:text-properties style:font-name="Droid Sans Mono" fo:font-size="10pt" officeooo:rsid="002b546d" officeooo:paragraph-rsid="002b546d" style:font-size-asian="10pt" style:font-size-complex="10pt"/>
    </style:style>
    <style:style style:name="P30" style:family="paragraph" style:parent-style-name="Standard" style:list-style-name="L2">
      <style:paragraph-properties fo:text-align="justify" style:justify-single-word="false"/>
      <style:text-properties style:font-name="Droid Sans Mono" fo:font-size="10pt" officeooo:rsid="002b546d" officeooo:paragraph-rsid="002e6183" style:font-size-asian="10pt" style:font-size-complex="10pt"/>
    </style:style>
    <style:style style:name="P31" style:family="paragraph" style:parent-style-name="Standard" style:list-style-name="L3">
      <style:text-properties style:font-name="Droid Sans Mono" fo:font-size="10pt" style:font-size-asian="10pt" style:font-size-complex="10pt"/>
    </style:style>
    <style:style style:name="P32" style:family="paragraph" style:parent-style-name="Standard">
      <style:paragraph-properties fo:text-align="justify" style:justify-single-word="false"/>
      <style:text-properties style:font-name="Droid Sans Mono" fo:font-size="10pt" officeooo:rsid="004560df" officeooo:paragraph-rsid="005e4460" style:font-size-asian="10pt" style:font-size-complex="10pt"/>
    </style:style>
    <style:style style:name="P33" style:family="paragraph" style:parent-style-name="Standard">
      <style:paragraph-properties fo:text-align="justify" style:justify-single-word="false"/>
      <style:text-properties style:font-name="Courier New" fo:font-size="10pt" officeooo:rsid="0022491b" officeooo:paragraph-rsid="005e4460" style:font-size-asian="10pt" style:font-size-complex="10pt"/>
    </style:style>
    <style:style style:name="P34" style:family="paragraph" style:parent-style-name="Standard">
      <style:paragraph-properties fo:text-align="justify" style:justify-single-word="false"/>
      <style:text-properties style:font-name="Courier New" fo:font-size="10pt" officeooo:rsid="0042704f" officeooo:paragraph-rsid="005e4460" style:font-size-asian="10pt" style:font-size-complex="10pt"/>
    </style:style>
    <style:style style:name="P35" style:family="paragraph" style:parent-style-name="Standard">
      <style:text-properties style:font-name="Courier New" fo:font-size="10pt" officeooo:paragraph-rsid="005e4460" style:font-size-asian="10pt" style:font-size-complex="10pt"/>
    </style:style>
    <style:style style:name="P36" style:family="paragraph" style:parent-style-name="Standard">
      <style:paragraph-properties fo:text-align="justify" style:justify-single-word="false"/>
      <style:text-properties style:font-name="Courier New" fo:font-size="10pt" officeooo:rsid="005e4460" officeooo:paragraph-rsid="005e4460" style:font-size-asian="10pt" style:font-size-complex="10pt"/>
    </style:style>
    <style:style style:name="P37" style:family="paragraph" style:parent-style-name="Standard">
      <style:text-properties officeooo:rsid="001b7d5e" officeooo:paragraph-rsid="005e4460"/>
    </style:style>
    <style:style style:name="P38" style:family="paragraph" style:parent-style-name="Heading_20_1">
      <style:paragraph-properties fo:text-align="justify" style:justify-single-word="false"/>
      <style:text-properties officeooo:paragraph-rsid="0032f7c8"/>
    </style:style>
    <style:style style:name="P39" style:family="paragraph" style:parent-style-name="Heading_20_2">
      <style:text-properties officeooo:paragraph-rsid="00470192"/>
    </style:style>
    <style:style style:name="T1" style:family="text">
      <style:text-properties officeooo:rsid="00172615"/>
    </style:style>
    <style:style style:name="T2" style:family="text">
      <style:text-properties officeooo:rsid="00174af5"/>
    </style:style>
    <style:style style:name="T3" style:family="text">
      <style:text-properties officeooo:rsid="001d1368"/>
    </style:style>
    <style:style style:name="T4" style:family="text">
      <style:text-properties officeooo:rsid="00208800"/>
    </style:style>
    <style:style style:name="T5" style:family="text">
      <style:text-properties style:text-position="super 58%" officeooo:rsid="00208800"/>
    </style:style>
    <style:style style:name="T6" style:family="text">
      <style:text-properties officeooo:rsid="0023f71e"/>
    </style:style>
    <style:style style:name="T7" style:family="text">
      <style:text-properties officeooo:rsid="002b4e13"/>
    </style:style>
    <style:style style:name="T8" style:family="text">
      <style:text-properties style:font-name="Droid Sans Mono"/>
    </style:style>
    <style:style style:name="T9" style:family="text">
      <style:text-properties style:font-name="Droid Sans Mono" fo:font-size="10pt" style:font-size-asian="10pt" style:font-size-complex="10pt"/>
    </style:style>
    <style:style style:name="T10" style:family="text">
      <style:text-properties style:font-name="Droid Sans Mono" fo:font-size="10pt" officeooo:rsid="001d1368" style:font-size-asian="10pt" style:font-size-complex="10pt"/>
    </style:style>
    <style:style style:name="T11" style:family="text">
      <style:text-properties style:font-name="Droid Sans Mono" fo:font-size="10pt" officeooo:rsid="0031b520" style:font-size-asian="10pt" style:font-size-complex="10pt"/>
    </style:style>
    <style:style style:name="T12" style:family="text">
      <style:text-properties style:font-name="Droid Sans Mono" fo:font-size="10pt" officeooo:rsid="00312037" style:font-size-asian="10pt" style:font-size-complex="10pt"/>
    </style:style>
    <style:style style:name="T13" style:family="text">
      <style:text-properties style:font-name="Droid Sans Mono" fo:font-size="10pt" officeooo:rsid="003f5250" style:font-size-asian="10pt" style:font-size-complex="10pt"/>
    </style:style>
    <style:style style:name="T14" style:family="text">
      <style:text-properties style:font-name="Droid Sans Mono" fo:font-size="10pt" officeooo:rsid="00407833" style:font-size-asian="10pt" style:font-size-complex="10pt"/>
    </style:style>
    <style:style style:name="T15" style:family="text">
      <style:text-properties style:font-name="Droid Sans Mono" fo:font-size="10pt" officeooo:rsid="00419ff0" style:font-size-asian="10pt" style:font-size-complex="10pt"/>
    </style:style>
    <style:style style:name="T16" style:family="text">
      <style:text-properties style:font-name="Droid Sans Mono" fo:font-size="10pt" officeooo:rsid="00470192" style:font-size-asian="10pt" style:font-size-complex="10pt"/>
    </style:style>
    <style:style style:name="T17" style:family="text">
      <style:text-properties style:font-name="Droid Sans Mono" fo:font-size="10pt" officeooo:rsid="005292ab" style:font-size-asian="10pt" style:font-size-complex="10pt"/>
    </style:style>
    <style:style style:name="T18" style:family="text">
      <style:text-properties style:font-name="Droid Sans Mono" fo:font-size="10pt" fo:font-style="italic" officeooo:rsid="00172615" style:font-size-asian="10pt" style:font-size-complex="10pt"/>
    </style:style>
    <style:style style:name="T19" style:family="text">
      <style:text-properties style:font-name="Droid Sans Mono" fo:font-size="10pt" fo:font-style="italic" officeooo:rsid="0031b520" style:font-size-asian="10pt" style:font-size-complex="10pt"/>
    </style:style>
    <style:style style:name="T20" style:family="text">
      <style:text-properties style:font-name="Droid Sans Mono" fo:font-size="10pt" fo:font-style="normal" officeooo:rsid="0031b520" style:font-size-asian="10pt" style:font-style-asian="normal" style:font-size-complex="10pt" style:font-style-complex="normal"/>
    </style:style>
    <style:style style:name="T21" style:family="text">
      <style:text-properties officeooo:rsid="002ce981"/>
    </style:style>
    <style:style style:name="T22" style:family="text">
      <style:text-properties officeooo:rsid="002e6183"/>
    </style:style>
    <style:style style:name="T23" style:family="text">
      <style:text-properties officeooo:rsid="002f8b14"/>
    </style:style>
    <style:style style:name="T24" style:family="text">
      <style:text-properties officeooo:rsid="002fb097"/>
    </style:style>
    <style:style style:name="T25" style:family="text">
      <style:text-properties officeooo:rsid="00312037"/>
    </style:style>
    <style:style style:name="T26" style:family="text">
      <style:text-properties style:font-name="Liberation Mono"/>
    </style:style>
    <style:style style:name="T27" style:family="text">
      <style:text-properties style:font-name="Liberation Mono" officeooo:rsid="000b6a74"/>
    </style:style>
    <style:style style:name="T28" style:family="text">
      <style:text-properties style:font-name="Liberation Mono" officeooo:rsid="00339b73"/>
    </style:style>
    <style:style style:name="T29" style:family="text">
      <style:text-properties style:font-name="Liberation Mono" officeooo:rsid="0033aece"/>
    </style:style>
    <style:style style:name="T30" style:family="text">
      <style:text-properties style:font-name="Liberation Mono" officeooo:rsid="001ccfeb"/>
    </style:style>
    <style:style style:name="T31" style:family="text">
      <style:text-properties style:font-name="Liberation Mono" fo:font-style="italic" officeooo:rsid="001376b6" style:font-style-asian="italic" style:font-style-complex="italic"/>
    </style:style>
    <style:style style:name="T32" style:family="text">
      <style:text-properties style:font-name="Liberation Mono" officeooo:rsid="001376b6"/>
    </style:style>
    <style:style style:name="T33" style:family="text">
      <style:text-properties style:font-name="Liberation Mono" fo:font-style="normal" officeooo:rsid="001376b6" style:font-style-asian="normal" style:font-style-complex="normal"/>
    </style:style>
    <style:style style:name="T34" style:family="text">
      <style:text-properties style:font-name="Liberation Mono" fo:font-style="normal" officeooo:rsid="0033aece" style:font-style-asian="normal" style:font-style-complex="normal"/>
    </style:style>
    <style:style style:name="T35" style:family="text">
      <style:text-properties officeooo:rsid="00339b73"/>
    </style:style>
    <style:style style:name="T36" style:family="text">
      <style:text-properties officeooo:rsid="00345cdc"/>
    </style:style>
    <style:style style:name="T37" style:family="text">
      <style:text-properties officeooo:rsid="003a7b72"/>
    </style:style>
    <style:style style:name="T38" style:family="text">
      <style:text-properties officeooo:rsid="004560df"/>
    </style:style>
    <style:style style:name="T39" style:family="text">
      <style:text-properties style:font-name="Courier New"/>
    </style:style>
    <style:style style:name="T40" style:family="text">
      <style:text-properties style:font-name="Courier New" officeooo:rsid="0050e450"/>
    </style:style>
    <style:style style:name="T41" style:family="text">
      <style:text-properties officeooo:rsid="0047001d"/>
    </style:style>
    <style:style style:name="T42" style:family="text">
      <style:text-properties officeooo:rsid="00470192"/>
    </style:style>
    <style:style style:name="T43" style:family="text">
      <style:text-properties fo:font-style="italic" officeooo:rsid="002f8b14" style:font-style-asian="italic" style:font-style-complex="italic"/>
    </style:style>
    <style:style style:name="T44" style:family="text">
      <style:text-properties officeooo:rsid="0050e450"/>
    </style:style>
    <style:style style:name="T45" style:family="text">
      <style:text-properties officeooo:rsid="005292ab"/>
    </style:style>
    <style:style style:name="T46" style:family="text">
      <style:text-properties officeooo:rsid="0052dbe5"/>
    </style:style>
    <style:style style:name="T47" style:family="text">
      <style:text-properties officeooo:rsid="0054b801"/>
    </style:style>
    <style:style style:name="T48" style:family="text">
      <style:text-properties officeooo:rsid="0058da26"/>
    </style:style>
    <style:style style:name="T49" style:family="text">
      <style:text-properties officeooo:rsid="001ff780"/>
    </style:style>
    <style:style style:name="T50" style:family="text">
      <style:text-properties officeooo:rsid="002091e6"/>
    </style:style>
    <style:style style:name="T51" style:family="text">
      <style:text-properties officeooo:rsid="00208ab0"/>
    </style:style>
    <style:style style:name="T52" style:family="text">
      <style:text-properties officeooo:rsid="0022491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sdames, messieurs, chers collègues, merci de me donner la parole pour vous présenter la faironnerie ABC et ses arduicioles dans le cadre de la fête de la science. Mais avant de faire un peu de science je vous propose de contextualiser un peu les choses. Ma présentation va se dérouler en <text:span text:style-name="T36">3</text:span> temps :</text:p>
      <text:p text:style-name="P1"/>
      <text:list xml:id="list5275378250579228844" text:style-name="L1">
        <text:list-item>
          <text:p text:style-name="P28">Fablab hackerspace <text:span text:style-name="T36">et faironnerie</text:span></text:p>
        </text:list-item>
        <text:list-item>
          <text:p text:style-name="P28">Synchronisation</text:p>
        </text:list-item>
        <text:list-item>
          <text:p text:style-name="P28"><text:span text:style-name="T1">Le projet a</text:span>rduiciole</text:p>
        </text:list-item>
      </text:list>
      <text:p text:style-name="P1"/>
      <text:h text:style-name="P38" text:outline-level="1">Fablab hackerspace et faironnerie</text:h>
      <text:h text:style-name="P39" text:outline-level="2">Tiers-lieux</text:h>
      <text:p text:style-name="P2">La novlangue a encore frapp<text:span text:style-name="T2">é avec ses </text:span><text:bookmark-start text:name="__DdeLink__453_120851155"/><text:span text:style-name="T2">fablabs, faclabs, technospaces, makerspaces et autres hackerspaces ou pour faire plus français les cantines numériques et plus largement les espaces publics numériques</text:span><text:bookmark-end text:name="__DdeLink__453_120851155"/><text:span text:style-name="T2">. Que ce cache-t-il derrière ces vocables ? <text:s/></text:span></text:p>
      <text:p text:style-name="P2"/>
      <text:p text:style-name="P3">Une réalité contrastée mais avec de <text:span text:style-name="T3">nombreux</text:span> points communs <text:span text:style-name="T6">et des objectifs souvent différents</text:span>. <text:span text:style-name="T4">Les différences traduisant souvent des cultures et des origines diverses. Je vous encourage d'ailleurs à ce sujet à aller écouter Michel Lallemand le lundi 1</text:span><text:span text:style-name="T5">er</text:span><text:span text:style-name="T4"> février à l'UH dans le cadre de l'université populaire sur l'âge du « faire ».</text:span> </text:p>
      <text:p text:style-name="P6">Ces ateliers de fabrication numérique sont souvent décrits <text:span text:style-name="T21">comme des tiers-lieux et </text:span>par l’environnement qu'ils proposent, je ne vais pas déroger à la règle même si cela ne me semble pas le plus important/innovant, mais je reviendrai sur <text:span text:style-name="T21">cela </text:span>dans un second temps. </text:p>
      <text:p text:style-name="P4"/>
      <text:p text:style-name="P4"><text:span text:style-name="T7">Ce sont des </text:span>plate-forme<text:span text:style-name="T7">s</text:span> ouverte<text:span text:style-name="T7">s</text:span> de création et de prototypage d’objets physiques, <text:span text:style-name="T7">« intelligents »</text:span> ou non. <text:span text:style-name="T7">Elles</text:span> s’<text:span text:style-name="T7">adressent</text:span> aux entrepreneurs qui veulent passer plus vite du concept au prototype ; aux designers et aux artistes ; aux étudiants désireux d’expérimenter et d’enrichir leurs connaissances pratiques en électronique, en CFAO, en design, <text:span text:style-name="T7">en informatique …</text:span> ; aux bricol<text:span text:style-name="T7">iciens</text:span> du XXIe siècle… <text:span text:style-name="T7">On y trouve généralement un univers numérique sans être exhaustif:</text:span></text:p>
      <text:p text:style-name="P5"/>
      <text:list xml:id="list4378428624029269787" text:style-name="L2">
        <text:list-item>
          <text:p text:style-name="P29">fraiseuse de précision ;</text:p>
        </text:list-item>
        <text:list-item>
          <text:p text:style-name="P29">découpeuse laser ;</text:p>
        </text:list-item>
        <text:list-item>
          <text:p text:style-name="P29">découpe vinyle ;</text:p>
        </text:list-item>
        <text:list-item>
          <text:p text:style-name="P30">imprimante 3D ;</text:p>
        </text:list-item>
        <text:list-item>
          <text:p text:style-name="P30"><text:span text:style-name="T22">etc.</text:span> </text:p>
        </text:list-item>
      </text:list>
      <text:p text:style-name="P4"/>
      <text:h text:style-name="Heading_20_2" text:outline-level="2">Intelligence collective</text:h>
      <text:p text:style-name="P7"><text:bookmark-start text:name="__DdeLink__455_120851155"/>Ces tiers-lieux se veulent un environnement propice à <text:span text:style-name="T23">l’</text:span>intelligence collective basé sur des interactions, des échanges, des confrontations, du lien et des connaissances partagées. <text:span text:style-name="T25">Ce sont de lieux où l'on fait avec la fameuse expression DO IT YOURSELF faites le vous-même à laquelle on devrait préférer DO IT TOGETHER, faites le ensemble ! Le hack transformant, détournant l'objet, le logiciel de son usage premier n'est pas toujours loin.</text:span><text:bookmark-end text:name="__DdeLink__455_120851155"/><text:span text:style-name="T25"> </text:span>Cela s'appuie sur une éthique que <text:span text:style-name="T23">l’</text:span>on peut <text:span text:style-name="T23">résumer de façon imparfaite par :</text:span></text:p>
      <text:p text:style-name="P27"/>
      <text:list xml:id="list2874410300741254566" text:style-name="L3">
        <text:list-item>
          <text:p text:style-name="P31">L’accès aux ordinateurs et à tout ce qui pourrait vous apprendre quelque chose sur la façon dont le monde fonctionne devrait être illimité et total <text:span text:style-name="T23">Toute </text:span>information <text:span text:style-name="T23">doit</text:span> être libre. </text:p>
        </text:list-item>
        <text:list-item>
          <text:p text:style-name="P31">Ne faites pas confiance à l’autorité, préférez la décentralisation. <text:span text:style-name="T23">Les </text:span><text:soft-page-break/><text:span text:style-name="T23">systèmes ouverts favorisent l’échange de l’information </text:span><text:span text:style-name="T43">a contrario</text:span><text:span text:style-name="T23"> de la bureaucratie (Hadopi).</text:span> </text:p>
        </text:list-item>
        <text:list-item>
          <text:p text:style-name="P31">Les <text:span text:style-name="T42">bricoliciens</text:span> d<text:span text:style-name="T42">oivent</text:span> être jugés sur leurs exploits/réalisations et non sur des critères comme l’âge, l’origine, le sexe, le diplôme<text:span text:style-name="T24">, etc. C’est le principe de méritocratie.</text:span></text:p>
          <text:p text:style-name="P31"/>
        </text:list-item>
      </text:list>
      <text:p text:style-name="P23"><text:span text:style-name="T9">D</text:span><text:span text:style-name="T12">es principes esthétiques sont également mis en avant comme un beau hack, un beau code, un beau montage …. </text:span><text:span text:style-name="T16">Une forme de lutte y a sa place </text:span><text:span text:style-name="T17">s’</text:span><text:span text:style-name="T16">exprimant par exemple par </text:span><text:span text:style-name="T12">une résistance affirmée à la société de consommation en affirmant une volonté de réutilisabilité, de </text:span><text:span text:style-name="T16">refus de</text:span><text:span text:style-name="T12"> l'obsolescence, que </text:span><text:span text:style-name="T17">l’</text:span><text:span text:style-name="T12">on peut traduire par un slogan « créer plutôt que consommer » </text:span></text:p>
      <text:p text:style-name="P6"/>
      <text:h text:style-name="Heading_20_2" text:outline-level="2">Des racines profondes</text:h>
      <text:p text:style-name="P23"><text:span text:style-name="T10">De tel</text:span><text:span text:style-name="T11">les</text:span><text:span text:style-name="T10"> </text:span><text:span text:style-name="T11">idées</text:span><text:span text:style-name="T10"> existai</text:span><text:span text:style-name="T11">en</text:span><text:span text:style-name="T10">t déjà sous des formes proches ou d’autres formes que ce soit dans le mouvement ouvrier, hippie ou encore punk </text:span><text:span text:style-name="T11">et étaient mises en pratique au sein de communauté</text:span><text:span text:style-name="T10">. </text:span><text:span text:style-name="T11">J'en veux pour preuve le </text:span><text:span text:style-name="T18">Whole Earth Truck Store</text:span><text:span text:style-name="T19"> </text:span><text:span text:style-name="T20">et ensuite le </text:span><text:span text:style-name="T18">Whole Earth Catalog</text:span><text:span text:style-name="T9"> catalogue américain de </text:span><text:span text:style-name="T11">contre-culture </text:span><text:span text:style-name="T9">publié par </text:span><text:span text:style-name="T11">Stewart Brand </text:span><text:span text:style-name="T9">entre 1968 et 1972, puis occasionnellement </text:span><text:span text:style-name="T11">jusqu’</text:span><text:span text:style-name="T9">en 1998. </text:span><text:span text:style-name="T11">Ils prônaient le DIY.</text:span></text:p>
      <text:p text:style-name="P2"/>
      <text:h text:style-name="Heading_20_2" text:outline-level="2">La faironnerie ABC</text:h>
      <text:p text:style-name="P8">C'est vous, c'est nous. <text:span text:style-name="T35">Au travers du nom, on a voulu mettre en avant le faire mais aussi le côté artisan. </text:span><text:span text:style-name="T27">La volonté première est d'utiliser cet outil comme médiateur scientifique auprès et avec les étudiants, </text:span><text:span text:style-name="T28">et </text:span><text:span text:style-name="T27">de l’ouvrir à un public large. Il sert donc de lien entre enseignement et recherche et est utilisé comme moyen de diffusion </text:span><text:span text:style-name="T28">de </text:span><text:span text:style-name="T27">partage </text:span><text:span text:style-name="T28">et d'échange</text:span><text:span text:style-name="T27"> de la connaissance auprès d’un large public. Cette faironnerie est associée à l'ESADHaR </text:span><text:span text:style-name="T28">avec </text:span><text:span text:style-name="T27">une mutualisation des équipements, des ateliers et des formations </text:span><text:span text:style-name="T29">sans oublier l</text:span><text:span text:style-name="T30">’association </text:span><text:span text:style-name="T31">quoi.b</text:span><text:span text:style-name="T32"> et son prolongement </text:span><text:span text:style-name="T31">alvéole zéro</text:span><text:span text:style-name="T33"> </text:span><text:span text:style-name="T34">au fort de Tourneville avec un accueil du public hebdomadaire</text:span><text:span text:style-name="T27">. La bibliothèque universitaire est également partie prenante et elle offre à la fois des locaux, une diffusion d'information auprès d’un public large au-delà de l’université et des programmes culturels dans lesquels les activités de la faironnerie s’intègrent. Le laboratoire de recherche LITIS est lui aussi un acteur important il met à disposition du matériel et des ressources et un environnement informatique. La faironnerie dans sa conception même est réticulaire, cette mise en réseau est faite pour favoriser de nouvelles interactions qui sont une condition nécessaire pour obtenir un écosystème autour du numérique en région tissant ensemble arts, sciences et société, cultures et technologies. </text:span></text:p>
      <text:p text:style-name="P22"/>
      <text:p text:style-name="P22"/>
      <text:h text:style-name="Heading_20_1" text:outline-level="1"><text:span text:style-name="T27">S</text:span><text:span text:style-name="T26">ynchronisation</text:span></text:h>
      <text:p text:style-name="P24"><text:span text:style-name="T14">D</text:span><text:span text:style-name="T9">o</text:span><text:span text:style-name="T13">n</text:span><text:span text:style-name="T9">c, si vous le voulez bien, j'aimerais faire une première </text:span><text:bookmark text:name="t-18000"/><text:span text:style-name="T9">expérience avec vous aujourd'hui. Mesdames, messieurs comme je suis un brin cabot vous </text:span><text:span text:style-name="T14">allez </text:span><text:span text:style-name="T9">m'applaudi</text:span><text:span text:style-name="T14">r</text:span><text:span text:style-name="T9"> avant la fin de cette présentation. </text:span></text:p>
      <text:p text:style-name="P13"/>
      <text:p text:style-name="P24"><text:span text:style-name="T13">P</text:span><text:span text:style-name="T9">our une raison que j'ignore, nous prenons du plaisir dans la synchronisation. </text:span><text:bookmark text:name="t-10000"/><text:span text:style-name="T9">Nous aimons danser ensemble, nous aimons chanter ensemble. </text:span><text:span text:style-name="T15">J</text:span><text:span text:style-name="T9">'ai noté, au fait, que quand vous avez applaudi, </text:span><text:bookmark text:name="t-25000"/><text:span text:style-name="T9">vous l'avez fait d'une manière typiquement </text:span><text:span text:style-name="T13">Française</text:span><text:span text:style-name="T9">, </text:span><text:bookmark text:name="t-27000"/><text:span text:style-name="T9">c'est-à-dire, bruyante et décousue. </text:span><text:bookmark text:name="t-31000"/><text:span text:style-name="T9">Vous n'étiez pas organisés. Il ne vous est pas venu à l'idée d'applaudir à l'unisson. </text:span><text:bookmark text:name="t-36000"/><text:span text:style-name="T9">Vous pensez que vous pouvez le faire ? </text:span></text:p>
      <text:p text:style-name="P9"/>
      <text:p text:style-name="P10">Merci. Je constate que la synchronisation n'a pas de secret pour vous, laissez-moi <text:soft-page-break/>vous racontez l'histoire de Christiaan Huygens. <text:span text:style-name="T37">À la fin de l'hiver 1665, il garda la chambre pendant quelques jours, car il était tombé malade. Sur un mur, il avait accroché côte à côte deux horloges à pendules et, pendant sa convalescence, il remarqua un fait étrange : le mouvement des pendules était synchrone, c'est-à-dire que l'un d'eux se balançait vers la gauche quand l'autre allait vers la droite. Quelles que soient leurs positions de départ, au bout d'une demi-heure, les pendules étaient à nouveau en opposition de phase. Huygens devina que cet effet, qu'il nomma sympathie, était dû à d'imperceptibles mouvements que les pendules transmettaient à leur support. </text:span></text:p>
      <text:p text:style-name="P18">Nous avons des premiers éléments de compréhension : des oscillateurs et un couplage. Un oscillateur à un comportement périodique, il fait en permanence la même chose, comme mes métronomes. Le couplage (faible), la sympathie devrais je dire, se fait par l’intermédiaire de la planche allez voir le stand du laboratoire de mathématique mes collègues vous expliqueront cela de façon plus rigoureuse. De nombreux exemples naturels existent dans la nature les grillons, mais également nos cellules cardiaques ou encore les lucioles qui émettent des flashs de lumière. Puisque le thème de la fête de la science est la lumière arrêtons nous sur ce phénomène.</text:p>
      <text:p text:style-name="P9"/>
      <text:p text:style-name="P9"/>
      <text:h text:style-name="Heading_20_1" text:outline-level="1">Arduicioles</text:h>
      <text:p text:style-name="P12"/>
      <text:p text:style-name="P14"><text:span text:style-name="T47">L’</text:span>émission de lumière est provoquée par la réaction entre une protéine la luciférine et une enzyme la luciférase qui catalyse/favorise l’oxydation de la luciférine en présence d'oxygène. Cette oxydation fait passer la luciférine d'un état stable à un etat électroniquement excité et instable. En retrouvant son état stable la luciférine émet un photon qui produit une lumière.</text:p>
      <text:p text:style-name="P16"/>
      <text:p text:style-name="P16">Je vous fais une proposition de modèle. <text:bookmark-start text:name="__DdeLink__463_120851155"/>Chaque luciole va avoir une <text:span text:style-name="T39">horloge</text:span><text:span text:style-name="T8"> cyclique </text:span>et émettre un flash <text:span text:style-name="T44">pendant</text:span> une certaine durée (<text:span text:style-name="T39">durée_flash</text:span>). <text:span text:style-name="T44">Après chaque flash il y a un temps de latence pendant lesquelles les lucioles reconstituent les <text:s/>molécules (</text:span><text:span text:style-name="T40">durée_charge</text:span><text:span text:style-name="T44">). Chaque luciole perçoit un voisinage, lorsque le nombre de lucioles allumées est supérieur à un seuil et que la période de latence est finie, la luciole tente de se synchroniser en émettant également un flash (</text:span><text:span text:style-name="T40">horloge:= 0</text:span><text:span text:style-name="T44">).</text:span><text:bookmark-end text:name="__DdeLink__463_120851155"/><text:span text:style-name="T44"> <text:s text:c="2"/></text:span></text:p>
      <text:p text:style-name="P15"/>
      <text:p text:style-name="P17">VIDEO</text:p>
      <text:p text:style-name="P14"/>
      <text:p text:style-name="P32">Chaque luciole va avoir une <text:span text:style-name="T39">horloge</text:span> cyclique et émettre un flash <text:span text:style-name="T44">pendant</text:span> une certaine durée (<text:span text:style-name="T39">durée_flash</text:span>). <text:span text:style-name="T44">Après chaque flash il y a un temps de latence pendant lesquelles les lucioles reconstituent les <text:s/>molécules (</text:span><text:span text:style-name="T40">durée_charge</text:span><text:span text:style-name="T44">). Chaque luciole perçoit un voisinage, lorsque le nombre de lucioles allumées est supérieur à un seuil et que la période de latence est finie, la luciole tente de se synchroniser en émettant également un flash (</text:span><text:span text:style-name="T40">horloge:= 0</text:span><text:span text:style-name="T44">).</text:span></text:p>
      <text:p text:style-name="P37"/>
      <text:p text:style-name="P34"><text:bookmark-start text:name="__DdeLink__461_120851155"/><text:bookmark-start text:name="__DdeLink__457_120851155"/><text:bookmark-start text:name="__DdeLink__459_120851155"/>Paramètres globaux :</text:p>
      <text:p text:style-name="P35">// <text:span text:style-name="T49">M</text:span>ême période pour tous</text:p>
      <text:p text:style-name="P35">p<text:span text:style-name="T49">é</text:span>riode</text:p>
      <text:p text:style-name="P35">// <text:span text:style-name="T49">L</text:span>a luciole émet <text:span text:style-name="T49">un </text:span>flash quand son horloge individuel<text:span text:style-name="T48">le</text:span> </text:p>
      <text:p text:style-name="P35">// est entre 0 et dur<text:span text:style-name="T49">é</text:span>e_flash - 1</text:p>
      <text:p text:style-name="P35">dur<text:span text:style-name="T49">é</text:span>e_flash</text:p>
      <text:p text:style-name="P35">// <text:span text:style-name="T49">L</text:span>e temps minimum entre 2 flash<text:span text:style-name="T38">s</text:span></text:p>
      <text:p text:style-name="P35">dur<text:span text:style-name="T49">é</text:span>e_charge</text:p>
      <text:p text:style-name="P35">// <text:span text:style-name="T49">N</text:span>ombre de voisins <text:span text:style-name="T50">devant être </text:span>allumés <text:span text:style-name="T50">pour </text:span>déclenche<text:span text:style-name="T50">r</text:span> un flash</text:p>
      <text:p text:style-name="P35">seuil</text:p>
      <text:p text:style-name="P35"/>
      <text:p text:style-name="P35"><text:soft-page-break/></text:p>
      <text:p text:style-name="P35"><text:span text:style-name="T51">//P</text:span>rogramme de chaque luciole<text:span text:style-name="T45"> :</text:span></text:p>
      <text:p text:style-name="P35">// initialisation aléatoire de <text:span text:style-name="T46">l’</text:span>horloge individuel<text:span text:style-name="T52">le</text:span></text:p>
      <text:p text:style-name="P35">horloge := random(p<text:span text:style-name="T51">é</text:span>riode)</text:p>
      <text:p text:style-name="P35">répéter à l'infini {</text:p>
      <text:p text:style-name="P35"><text:s text:c="4"/>horloge := horloge + 1</text:p>
      <text:p text:style-name="P35"><text:s text:c="4"/>si horloge = p<text:span text:style-name="T51">é</text:span>riode</text:p>
      <text:p text:style-name="P35"><text:tab/>horloge := 0</text:p>
      <text:p text:style-name="P35"><text:s text:c="4"/>si (horloge &gt; dur<text:span text:style-name="T51">é</text:span>e_flash + dur<text:span text:style-name="T51">é</text:span>e_charge) et (<text:span text:style-name="T51">nombre_voisins_allumés</text:span>() &gt; seuil)</text:p>
      <text:p text:style-name="P35"><text:tab/>horloge := 0</text:p>
      <text:p text:style-name="P35"><text:s text:c="4"/>si horloge = 0 </text:p>
      <text:p text:style-name="P35"><text:tab/>flash()</text:p>
      <text:p text:style-name="P35"><text:s text:c="4"/>si horloge = duree_flash</text:p>
      <text:p text:style-name="P35"><text:tab/><text:span text:style-name="T52">arrêter</text:span>_flash()}<text:bookmark-end text:name="__DdeLink__461_120851155"/><text:bookmark-end text:name="__DdeLink__459_120851155"/><text:bookmark-end text:name="__DdeLink__457_120851155"/></text:p>
      <text:p text:style-name="P33">}</text:p>
      <text:p text:style-name="P36">VIDEO</text:p>
      <text:h text:style-name="Heading_20_2" text:outline-level="2">Un peu de poésie dans un monde de lucioles, <text:span text:style-name="T41">les arduicioles</text:span></text:h>
      <text:p text:style-name="P19"/>
      <text:p text:style-name="P20">Je vous propose de voyager avec moi par la pensée jusqu’à <text:span text:style-name="T46">l’</text:span>atrium de la bibliothèque de l'UH. Vous y verrez des arduinos ces petits ordinateurs semblant en lévitation <text:span text:style-name="T42">suspendu dans le ciel de la bibliothèque </text:span>accrochés à des ballons et commandant des leds qui <text:span text:style-name="T46">s’</text:span>allument et <text:span text:style-name="T46">s’</text:span>éteignent. Ils illustrent et transposent nos lucioles <text:span text:style-name="T42">en embarquant l’algorithme que je vous ai proposé</text:span>. <text:span text:style-name="T42">Sauront-ils se synchroniser ?</text:span></text:p>
      <text:p text:style-name="P20"/>
      <text:p text:style-name="P21">PHOTOS</text:p>
      <text:p text:style-name="P20"/>
      <text:p text:style-name="P20"><text:span text:style-name="T42">Il ne vous qu’à venir rêver avec nous.</text:span> <text:s/></text:p>
      <text:p text:style-name="P26"/>
      <text:p text:style-name="P26"/>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ourier New" svg:font-family="'Courier New'"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q" style:family="text"/>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5T14:22:56.086442916</meta:creation-date>
    <meta:editing-duration>P2DT6H33M2S</meta:editing-duration>
    <meta:editing-cycles>44</meta:editing-cycles>
    <meta:generator>LibreOffice/4.4.5.2$Linux_X86_64 LibreOffice_project/40m0$Build-2</meta:generator>
    <dc:date>2015-10-03T08:07:45.276881738</dc:date>
    <meta:document-statistic meta:table-count="0" meta:image-count="0" meta:object-count="0" meta:page-count="4" meta:paragraph-count="64" meta:word-count="1516" meta:character-count="9585" meta:non-whitespace-character-count="8099"/>
  </office:meta>
</office:document-meta>
</file>